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3.3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2.2pt"/>
    </style:style>
    <style:style style:name="co6" style:family="table-column">
      <style:table-column-properties fo:break-before="auto" style:column-width="128.21pt"/>
    </style:style>
    <style:style style:name="co7" style:family="table-column">
      <style:table-column-properties fo:break-before="auto" style:column-width="9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nsensusTime1-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ConsensusTime</text:p>
          </table:table-cell>
          <table:table-cell office:value-type="string" calcext:value-type="string">
            <text:p>tx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Non-ConTime</text:p>
          </table:table-cell>
          <table:table-cell office:value-type="string" calcext:value-type="string">
            <text:p>StartCon</text:p>
          </table:table-cell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ConTh</text:p>
          </table:table-cell>
          <table:table-cell/>
          <table:table-cell office:value-type="string" calcext:value-type="string">
            <text:p>total through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4087079" calcext:value-type="float">
            <text:p>604087079</text:p>
          </table:table-cell>
          <table:table-cell office:value-type="float" office:value="1270" calcext:value-type="float">
            <text:p>1270</text:p>
          </table:table-cell>
          <table:table-cell table:formula="of:=[.F3]-[.F2]" office:value-type="float" office:value="1477410048" calcext:value-type="float">
            <text:p>1477410048</text:p>
          </table:table-cell>
          <table:table-cell table:formula="of:=[.D2]-[.B2]" office:value-type="float" office:value="873322969" calcext:value-type="float">
            <text:p>873322969</text:p>
          </table:table-cell>
          <table:table-cell office:value-type="float" office:value="1.53118594433942E+018" calcext:value-type="float">
            <text:p>1.53118594433942E+018</text:p>
          </table:table-cell>
          <table:table-cell/>
          <table:table-cell table:formula="of:=[.C2]/([.D2]/1000000000)" office:value-type="float" office:value="859.612401932168" calcext:value-type="float">
            <text:p>859.612401932168</text:p>
          </table:table-cell>
          <table:table-cell table:formula="of:=[.C2]/([.B2]/1000000000)" office:value-type="float" office:value="2102.3459102988" calcext:value-type="float">
            <text:p>2102.3459102988</text:p>
          </table:table-cell>
          <table:table-cell/>
          <table:table-cell table:formula="of:=SUM([.C2:.C30])/([.F31]-[.F2])*1000000000" office:value-type="float" office:value="1003.8286099508" calcext:value-type="float">
            <text:p>1003.82860995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3049239" calcext:value-type="float">
            <text:p>303049239</text:p>
          </table:table-cell>
          <table:table-cell office:value-type="float" office:value="1271" calcext:value-type="float">
            <text:p>1271</text:p>
          </table:table-cell>
          <table:table-cell table:formula="of:=[.F4]-[.F3]" office:value-type="float" office:value="1181430016" calcext:value-type="float">
            <text:p>1181430016</text:p>
          </table:table-cell>
          <table:table-cell table:formula="of:=[.D3]-[.B3]" office:value-type="float" office:value="878380777" calcext:value-type="float">
            <text:p>878380777</text:p>
          </table:table-cell>
          <table:table-cell office:value-type="float" office:value="1.53118594581683E+018" calcext:value-type="float">
            <text:p>1.53118594581683E+018</text:p>
          </table:table-cell>
          <table:table-cell/>
          <table:table-cell table:formula="of:=[.C3]/([.D3]/1000000000)" office:value-type="float" office:value="1075.81488770978" calcext:value-type="float">
            <text:p>1075.81488770978</text:p>
          </table:table-cell>
          <table:table-cell table:formula="of:=[.C3]/([.B3]/1000000000)" office:value-type="float" office:value="4194.03792002263" calcext:value-type="float">
            <text:p>4194.0379200226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2076989" calcext:value-type="float">
            <text:p>502076989</text:p>
          </table:table-cell>
          <table:table-cell office:value-type="float" office:value="1271" calcext:value-type="float">
            <text:p>1271</text:p>
          </table:table-cell>
          <table:table-cell table:formula="of:=[.F5]-[.F4]" office:value-type="float" office:value="1325029888" calcext:value-type="float">
            <text:p>1325029888</text:p>
          </table:table-cell>
          <table:table-cell table:formula="of:=[.D4]-[.B4]" office:value-type="float" office:value="822952899" calcext:value-type="float">
            <text:p>822952899</text:p>
          </table:table-cell>
          <table:table-cell office:value-type="float" office:value="1.53118594699826E+018" calcext:value-type="float">
            <text:p>1.53118594699826E+018</text:p>
          </table:table-cell>
          <table:table-cell/>
          <table:table-cell table:formula="of:=[.C4]/([.D4]/1000000000)" office:value-type="float" office:value="959.223645829188" calcext:value-type="float">
            <text:p>959.223645829188</text:p>
          </table:table-cell>
          <table:table-cell table:formula="of:=[.C4]/([.B4]/1000000000)" office:value-type="float" office:value="2531.48427003493" calcext:value-type="float">
            <text:p>2531.4842700349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3674497" calcext:value-type="float">
            <text:p>423674497</text:p>
          </table:table-cell>
          <table:table-cell office:value-type="float" office:value="1272" calcext:value-type="float">
            <text:p>1272</text:p>
          </table:table-cell>
          <table:table-cell table:formula="of:=[.F6]-[.F5]" office:value-type="float" office:value="935160064" calcext:value-type="float">
            <text:p>935160064</text:p>
          </table:table-cell>
          <table:table-cell table:formula="of:=[.D5]-[.B5]" office:value-type="float" office:value="511485567" calcext:value-type="float">
            <text:p>511485567</text:p>
          </table:table-cell>
          <table:table-cell office:value-type="float" office:value="1.53118594832329E+018" calcext:value-type="float">
            <text:p>1.53118594832329E+018</text:p>
          </table:table-cell>
          <table:table-cell/>
          <table:table-cell table:formula="of:=[.C5]/([.D5]/1000000000)" office:value-type="float" office:value="1360.19495374858" calcext:value-type="float">
            <text:p>1360.19495374858</text:p>
          </table:table-cell>
          <table:table-cell table:formula="of:=[.C5]/([.B5]/1000000000)" office:value-type="float" office:value="3002.30485669285" calcext:value-type="float">
            <text:p>3002.3048566928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3602914" calcext:value-type="float">
            <text:p>703602914</text:p>
          </table:table-cell>
          <table:table-cell office:value-type="float" office:value="1273" calcext:value-type="float">
            <text:p>1273</text:p>
          </table:table-cell>
          <table:table-cell table:formula="of:=[.F7]-[.F6]" office:value-type="float" office:value="1615630336" calcext:value-type="float">
            <text:p>1615630336</text:p>
          </table:table-cell>
          <table:table-cell table:formula="of:=[.D6]-[.B6]" office:value-type="float" office:value="912027422" calcext:value-type="float">
            <text:p>912027422</text:p>
          </table:table-cell>
          <table:table-cell office:value-type="float" office:value="1.53118594925845E+018" calcext:value-type="float">
            <text:p>1.53118594925845E+018</text:p>
          </table:table-cell>
          <table:table-cell/>
          <table:table-cell table:formula="of:=[.C6]/([.D6]/1000000000)" office:value-type="float" office:value="787.927765179076" calcext:value-type="float">
            <text:p>787.927765179076</text:p>
          </table:table-cell>
          <table:table-cell table:formula="of:=[.C6]/([.B6]/1000000000)" office:value-type="float" office:value="1809.25913561523" calcext:value-type="float">
            <text:p>1809.2591356152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2629960" calcext:value-type="float">
            <text:p>502629960</text:p>
          </table:table-cell>
          <table:table-cell office:value-type="float" office:value="1273" calcext:value-type="float">
            <text:p>1273</text:p>
          </table:table-cell>
          <table:table-cell table:formula="of:=[.F8]-[.F7]" office:value-type="float" office:value="1370419712" calcext:value-type="float">
            <text:p>1370419712</text:p>
          </table:table-cell>
          <table:table-cell table:formula="of:=[.D7]-[.B7]" office:value-type="float" office:value="867789752" calcext:value-type="float">
            <text:p>867789752</text:p>
          </table:table-cell>
          <table:table-cell office:value-type="float" office:value="1.53118595087408E+018" calcext:value-type="float">
            <text:p>1.53118595087408E+018</text:p>
          </table:table-cell>
          <table:table-cell/>
          <table:table-cell table:formula="of:=[.C7]/([.D7]/1000000000)" office:value-type="float" office:value="928.912499472279" calcext:value-type="float">
            <text:p>928.912499472279</text:p>
          </table:table-cell>
          <table:table-cell table:formula="of:=[.C7]/([.B7]/1000000000)" office:value-type="float" office:value="2532.67831467905" calcext:value-type="float">
            <text:p>2532.6783146790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967013" calcext:value-type="float">
            <text:p>200967013</text:p>
          </table:table-cell>
          <table:table-cell office:value-type="float" office:value="1274" calcext:value-type="float">
            <text:p>1274</text:p>
          </table:table-cell>
          <table:table-cell table:formula="of:=[.F9]-[.F8]" office:value-type="float" office:value="1059550208" calcext:value-type="float">
            <text:p>1059550208</text:p>
          </table:table-cell>
          <table:table-cell table:formula="of:=[.D8]-[.B8]" office:value-type="float" office:value="858583195" calcext:value-type="float">
            <text:p>858583195</text:p>
          </table:table-cell>
          <table:table-cell office:value-type="float" office:value="1.5311859522445E+018" calcext:value-type="float">
            <text:p>1.5311859522445E+018</text:p>
          </table:table-cell>
          <table:table-cell/>
          <table:table-cell table:formula="of:=[.C8]/([.D8]/1000000000)" office:value-type="float" office:value="1202.39700807081" calcext:value-type="float">
            <text:p>1202.39700807081</text:p>
          </table:table-cell>
          <table:table-cell table:formula="of:=[.C8]/([.B8]/1000000000)" office:value-type="float" office:value="6339.34883631873" calcext:value-type="float">
            <text:p>6339.348836318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715740" calcext:value-type="float">
            <text:p>418715740</text:p>
          </table:table-cell>
          <table:table-cell office:value-type="float" office:value="1275" calcext:value-type="float">
            <text:p>1275</text:p>
          </table:table-cell>
          <table:table-cell table:formula="of:=[.F10]-[.F9]" office:value-type="float" office:value="965209600" calcext:value-type="float">
            <text:p>965209600</text:p>
          </table:table-cell>
          <table:table-cell table:formula="of:=[.D9]-[.B9]" office:value-type="float" office:value="546493860" calcext:value-type="float">
            <text:p>546493860</text:p>
          </table:table-cell>
          <table:table-cell office:value-type="float" office:value="1.53118595330405E+018" calcext:value-type="float">
            <text:p>1.53118595330405E+018</text:p>
          </table:table-cell>
          <table:table-cell/>
          <table:table-cell table:formula="of:=[.C9]/([.D9]/1000000000)" office:value-type="float" office:value="1320.9566088029" calcext:value-type="float">
            <text:p>1320.9566088029</text:p>
          </table:table-cell>
          <table:table-cell table:formula="of:=[.C9]/([.B9]/1000000000)" office:value-type="float" office:value="3045.0252479164" calcext:value-type="float">
            <text:p>3045.02524791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2397890" calcext:value-type="float">
            <text:p>502397890</text:p>
          </table:table-cell>
          <table:table-cell office:value-type="float" office:value="1275" calcext:value-type="float">
            <text:p>1275</text:p>
          </table:table-cell>
          <table:table-cell table:formula="of:=[.F11]-[.F10]" office:value-type="float" office:value="1443770112" calcext:value-type="float">
            <text:p>1443770112</text:p>
          </table:table-cell>
          <table:table-cell table:formula="of:=[.D10]-[.B10]" office:value-type="float" office:value="941372222" calcext:value-type="float">
            <text:p>941372222</text:p>
          </table:table-cell>
          <table:table-cell office:value-type="float" office:value="1.53118595426926E+018" calcext:value-type="float">
            <text:p>1.53118595426926E+018</text:p>
          </table:table-cell>
          <table:table-cell/>
          <table:table-cell table:formula="of:=[.C10]/([.D10]/1000000000)" office:value-type="float" office:value="883.104581126001" calcext:value-type="float">
            <text:p>883.104581126001</text:p>
          </table:table-cell>
          <table:table-cell table:formula="of:=[.C10]/([.B10]/1000000000)" office:value-type="float" office:value="2537.82912981581" calcext:value-type="float">
            <text:p>2537.8291298158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4170810" calcext:value-type="float">
            <text:p>404170810</text:p>
          </table:table-cell>
          <table:table-cell office:value-type="float" office:value="1276" calcext:value-type="float">
            <text:p>1276</text:p>
          </table:table-cell>
          <table:table-cell table:formula="of:=[.F12]-[.F11]" office:value-type="float" office:value="1258930176" calcext:value-type="float">
            <text:p>1258930176</text:p>
          </table:table-cell>
          <table:table-cell table:formula="of:=[.D11]-[.B11]" office:value-type="float" office:value="854759366" calcext:value-type="float">
            <text:p>854759366</text:p>
          </table:table-cell>
          <table:table-cell office:value-type="float" office:value="1.53118595571303E+018" calcext:value-type="float">
            <text:p>1.53118595571303E+018</text:p>
          </table:table-cell>
          <table:table-cell/>
          <table:table-cell table:formula="of:=[.C11]/([.D11]/1000000000)" office:value-type="float" office:value="1013.5589918531" calcext:value-type="float">
            <text:p>1013.5589918531</text:p>
          </table:table-cell>
          <table:table-cell table:formula="of:=[.C11]/([.B11]/1000000000)" office:value-type="float" office:value="3157.08103709914" calcext:value-type="float">
            <text:p>3157.0810370991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1902192" calcext:value-type="float">
            <text:p>501902192</text:p>
          </table:table-cell>
          <table:table-cell office:value-type="float" office:value="1276" calcext:value-type="float">
            <text:p>1276</text:p>
          </table:table-cell>
          <table:table-cell table:formula="of:=[.F13]-[.F12]" office:value-type="float" office:value="1343959808" calcext:value-type="float">
            <text:p>1343959808</text:p>
          </table:table-cell>
          <table:table-cell table:formula="of:=[.D12]-[.B12]" office:value-type="float" office:value="842057616" calcext:value-type="float">
            <text:p>842057616</text:p>
          </table:table-cell>
          <table:table-cell office:value-type="float" office:value="1.53118595697196E+018" calcext:value-type="float">
            <text:p>1.53118595697196E+018</text:p>
          </table:table-cell>
          <table:table-cell/>
          <table:table-cell table:formula="of:=[.C12]/([.D12]/1000000000)" office:value-type="float" office:value="949.433154477191" calcext:value-type="float">
            <text:p>949.433154477191</text:p>
          </table:table-cell>
          <table:table-cell table:formula="of:=[.C12]/([.B12]/1000000000)" office:value-type="float" office:value="2542.3280080036" calcext:value-type="float">
            <text:p>2542.32800800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9723728" calcext:value-type="float">
            <text:p>419723728</text:p>
          </table:table-cell>
          <table:table-cell office:value-type="float" office:value="1277" calcext:value-type="float">
            <text:p>1277</text:p>
          </table:table-cell>
          <table:table-cell table:formula="of:=[.F14]-[.F13]" office:value-type="float" office:value="1029250048" calcext:value-type="float">
            <text:p>1029250048</text:p>
          </table:table-cell>
          <table:table-cell table:formula="of:=[.D13]-[.B13]" office:value-type="float" office:value="609526320" calcext:value-type="float">
            <text:p>609526320</text:p>
          </table:table-cell>
          <table:table-cell office:value-type="float" office:value="1.53118595831592E+018" calcext:value-type="float">
            <text:p>1.53118595831592E+018</text:p>
          </table:table-cell>
          <table:table-cell/>
          <table:table-cell table:formula="of:=[.C13]/([.D13]/1000000000)" office:value-type="float" office:value="1240.7091964498" calcext:value-type="float">
            <text:p>1240.7091964498</text:p>
          </table:table-cell>
          <table:table-cell table:formula="of:=[.C13]/([.B13]/1000000000)" office:value-type="float" office:value="3042.47750320182" calcext:value-type="float">
            <text:p>3042.4775032018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5282697" calcext:value-type="float">
            <text:p>705282697</text:p>
          </table:table-cell>
          <table:table-cell office:value-type="float" office:value="1278" calcext:value-type="float">
            <text:p>1278</text:p>
          </table:table-cell>
          <table:table-cell table:formula="of:=[.F15]-[.F14]" office:value-type="float" office:value="1680800256" calcext:value-type="float">
            <text:p>1680800256</text:p>
          </table:table-cell>
          <table:table-cell table:formula="of:=[.D14]-[.B14]" office:value-type="float" office:value="975517559" calcext:value-type="float">
            <text:p>975517559</text:p>
          </table:table-cell>
          <table:table-cell office:value-type="float" office:value="1.53118595934517E+018" calcext:value-type="float">
            <text:p>1.53118595934517E+018</text:p>
          </table:table-cell>
          <table:table-cell/>
          <table:table-cell table:formula="of:=[.C14]/([.D14]/1000000000)" office:value-type="float" office:value="760.352097423764" calcext:value-type="float">
            <text:p>760.352097423764</text:p>
          </table:table-cell>
          <table:table-cell table:formula="of:=[.C14]/([.B14]/1000000000)" office:value-type="float" office:value="1812.03935022952" calcext:value-type="float">
            <text:p>1812.039350229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4347940" calcext:value-type="float">
            <text:p>404347940</text:p>
          </table:table-cell>
          <table:table-cell office:value-type="float" office:value="1278" calcext:value-type="float">
            <text:p>1278</text:p>
          </table:table-cell>
          <table:table-cell table:formula="of:=[.F16]-[.F15]" office:value-type="float" office:value="1291929856" calcext:value-type="float">
            <text:p>1291929856</text:p>
          </table:table-cell>
          <table:table-cell table:formula="of:=[.D15]-[.B15]" office:value-type="float" office:value="887581916" calcext:value-type="float">
            <text:p>887581916</text:p>
          </table:table-cell>
          <table:table-cell office:value-type="float" office:value="1.53118596102597E+018" calcext:value-type="float">
            <text:p>1.53118596102597E+018</text:p>
          </table:table-cell>
          <table:table-cell/>
          <table:table-cell table:formula="of:=[.C15]/([.D15]/1000000000)" office:value-type="float" office:value="989.217792331908" calcext:value-type="float">
            <text:p>989.217792331908</text:p>
          </table:table-cell>
          <table:table-cell table:formula="of:=[.C15]/([.B15]/1000000000)" office:value-type="float" office:value="3160.64427087226" calcext:value-type="float">
            <text:p>3160.6442708722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272070" calcext:value-type="float">
            <text:p>201272070</text:p>
          </table:table-cell>
          <table:table-cell office:value-type="float" office:value="1279" calcext:value-type="float">
            <text:p>1279</text:p>
          </table:table-cell>
          <table:table-cell table:formula="of:=[.F17]-[.F16]" office:value-type="float" office:value="1159689984" calcext:value-type="float">
            <text:p>1159689984</text:p>
          </table:table-cell>
          <table:table-cell table:formula="of:=[.D16]-[.B16]" office:value-type="float" office:value="958417914" calcext:value-type="float">
            <text:p>958417914</text:p>
          </table:table-cell>
          <table:table-cell office:value-type="float" office:value="1.5311859623179E+018" calcext:value-type="float">
            <text:p>1.5311859623179E+018</text:p>
          </table:table-cell>
          <table:table-cell/>
          <table:table-cell table:formula="of:=[.C16]/([.D16]/1000000000)" office:value-type="float" office:value="1102.88095753701" calcext:value-type="float">
            <text:p>1102.88095753701</text:p>
          </table:table-cell>
          <table:table-cell table:formula="of:=[.C16]/([.B16]/1000000000)" office:value-type="float" office:value="6354.58263036695" calcext:value-type="float">
            <text:p>6354.5826303669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9689750" calcext:value-type="float">
            <text:p>519689750</text:p>
          </table:table-cell>
          <table:table-cell office:value-type="float" office:value="1280" calcext:value-type="float">
            <text:p>1280</text:p>
          </table:table-cell>
          <table:table-cell table:formula="of:=[.F18]-[.F17]" office:value-type="float" office:value="1095000064" calcext:value-type="float">
            <text:p>1095000064</text:p>
          </table:table-cell>
          <table:table-cell table:formula="of:=[.D17]-[.B17]" office:value-type="float" office:value="575310314" calcext:value-type="float">
            <text:p>575310314</text:p>
          </table:table-cell>
          <table:table-cell office:value-type="float" office:value="1.53118596347759E+018" calcext:value-type="float">
            <text:p>1.53118596347759E+018</text:p>
          </table:table-cell>
          <table:table-cell/>
          <table:table-cell table:formula="of:=[.C17]/([.D17]/1000000000)" office:value-type="float" office:value="1168.94970336732" calcext:value-type="float">
            <text:p>1168.94970336732</text:p>
          </table:table-cell>
          <table:table-cell table:formula="of:=[.C17]/([.B17]/1000000000)" office:value-type="float" office:value="2463.00797735572" calcext:value-type="float">
            <text:p>2463.007977355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4760938" calcext:value-type="float">
            <text:p>704760938</text:p>
          </table:table-cell>
          <table:table-cell office:value-type="float" office:value="1280" calcext:value-type="float">
            <text:p>1280</text:p>
          </table:table-cell>
          <table:table-cell table:formula="of:=[.F19]-[.F18]" office:value-type="float" office:value="1623849984" calcext:value-type="float">
            <text:p>1623849984</text:p>
          </table:table-cell>
          <table:table-cell table:formula="of:=[.D18]-[.B18]" office:value-type="float" office:value="919089046" calcext:value-type="float">
            <text:p>919089046</text:p>
          </table:table-cell>
          <table:table-cell office:value-type="float" office:value="1.53118596457259E+018" calcext:value-type="float">
            <text:p>1.53118596457259E+018</text:p>
          </table:table-cell>
          <table:table-cell/>
          <table:table-cell table:formula="of:=[.C18]/([.D18]/1000000000)" office:value-type="float" office:value="788.25015402408" calcext:value-type="float">
            <text:p>788.25015402408</text:p>
          </table:table-cell>
          <table:table-cell table:formula="of:=[.C18]/([.B18]/1000000000)" office:value-type="float" office:value="1816.2187076265" calcext:value-type="float">
            <text:p>1816.218707626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4194336" calcext:value-type="float">
            <text:p>404194336</text:p>
          </table:table-cell>
          <table:table-cell office:value-type="float" office:value="1281" calcext:value-type="float">
            <text:p>1281</text:p>
          </table:table-cell>
          <table:table-cell table:formula="of:=[.F20]-[.F19]" office:value-type="float" office:value="1320649984" calcext:value-type="float">
            <text:p>1320649984</text:p>
          </table:table-cell>
          <table:table-cell table:formula="of:=[.D19]-[.B19]" office:value-type="float" office:value="916455648" calcext:value-type="float">
            <text:p>916455648</text:p>
          </table:table-cell>
          <table:table-cell office:value-type="float" office:value="1.53118596619644E+018" calcext:value-type="float">
            <text:p>1.53118596619644E+018</text:p>
          </table:table-cell>
          <table:table-cell/>
          <table:table-cell table:formula="of:=[.C19]/([.D19]/1000000000)" office:value-type="float" office:value="969.976917063288" calcext:value-type="float">
            <text:p>969.976917063288</text:p>
          </table:table-cell>
          <table:table-cell table:formula="of:=[.C19]/([.B19]/1000000000)" office:value-type="float" office:value="3169.26756737135" calcext:value-type="float">
            <text:p>3169.2675673713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2368816" calcext:value-type="float">
            <text:p>502368816</text:p>
          </table:table-cell>
          <table:table-cell office:value-type="float" office:value="1281" calcext:value-type="float">
            <text:p>1281</text:p>
          </table:table-cell>
          <table:table-cell table:formula="of:=[.F21]-[.F20]" office:value-type="float" office:value="1391119872" calcext:value-type="float">
            <text:p>1391119872</text:p>
          </table:table-cell>
          <table:table-cell table:formula="of:=[.D20]-[.B20]" office:value-type="float" office:value="888751056" calcext:value-type="float">
            <text:p>888751056</text:p>
          </table:table-cell>
          <table:table-cell office:value-type="float" office:value="1.53118596751709E+018" calcext:value-type="float">
            <text:p>1.53118596751709E+018</text:p>
          </table:table-cell>
          <table:table-cell/>
          <table:table-cell table:formula="of:=[.C20]/([.D20]/1000000000)" office:value-type="float" office:value="920.84084612947" calcext:value-type="float">
            <text:p>920.84084612947</text:p>
          </table:table-cell>
          <table:table-cell table:formula="of:=[.C20]/([.B20]/1000000000)" office:value-type="float" office:value="2549.91942015764" calcext:value-type="float">
            <text:p>2549.9194201576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8104241" calcext:value-type="float">
            <text:p>418104241</text:p>
          </table:table-cell>
          <table:table-cell office:value-type="float" office:value="1282" calcext:value-type="float">
            <text:p>1282</text:p>
          </table:table-cell>
          <table:table-cell table:formula="of:=[.F22]-[.F21]" office:value-type="float" office:value="958710016" calcext:value-type="float">
            <text:p>958710016</text:p>
          </table:table-cell>
          <table:table-cell table:formula="of:=[.D21]-[.B21]" office:value-type="float" office:value="540605775" calcext:value-type="float">
            <text:p>540605775</text:p>
          </table:table-cell>
          <table:table-cell office:value-type="float" office:value="1.53118596890821E+018" calcext:value-type="float">
            <text:p>1.53118596890821E+018</text:p>
          </table:table-cell>
          <table:table-cell/>
          <table:table-cell table:formula="of:=[.C21]/([.D21]/1000000000)" office:value-type="float" office:value="1337.21352505407" calcext:value-type="float">
            <text:p>1337.21352505407</text:p>
          </table:table-cell>
          <table:table-cell table:formula="of:=[.C21]/([.B21]/1000000000)" office:value-type="float" office:value="3066.22099056871" calcext:value-type="float">
            <text:p>3066.2209905687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5081313" calcext:value-type="float">
            <text:p>805081313</text:p>
          </table:table-cell>
          <table:table-cell office:value-type="float" office:value="1283" calcext:value-type="float">
            <text:p>1283</text:p>
          </table:table-cell>
          <table:table-cell table:formula="of:=[.F23]-[.F22]" office:value-type="float" office:value="1633220096" calcext:value-type="float">
            <text:p>1633220096</text:p>
          </table:table-cell>
          <table:table-cell table:formula="of:=[.D22]-[.B22]" office:value-type="float" office:value="828138783" calcext:value-type="float">
            <text:p>828138783</text:p>
          </table:table-cell>
          <table:table-cell office:value-type="float" office:value="1.53118596986692E+018" calcext:value-type="float">
            <text:p>1.53118596986692E+018</text:p>
          </table:table-cell>
          <table:table-cell/>
          <table:table-cell table:formula="of:=[.C22]/([.D22]/1000000000)" office:value-type="float" office:value="785.564666478363" calcext:value-type="float">
            <text:p>785.564666478363</text:p>
          </table:table-cell>
          <table:table-cell table:formula="of:=[.C22]/([.B22]/1000000000)" office:value-type="float" office:value="1593.62784762587" calcext:value-type="float">
            <text:p>1593.6278476258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3993835" calcext:value-type="float">
            <text:p>303993835</text:p>
          </table:table-cell>
          <table:table-cell office:value-type="float" office:value="1283" calcext:value-type="float">
            <text:p>1283</text:p>
          </table:table-cell>
          <table:table-cell table:formula="of:=[.F24]-[.F23]" office:value-type="float" office:value="1235259904" calcext:value-type="float">
            <text:p>1235259904</text:p>
          </table:table-cell>
          <table:table-cell table:formula="of:=[.D23]-[.B23]" office:value-type="float" office:value="931266069" calcext:value-type="float">
            <text:p>931266069</text:p>
          </table:table-cell>
          <table:table-cell office:value-type="float" office:value="1.53118597150014E+018" calcext:value-type="float">
            <text:p>1.53118597150014E+018</text:p>
          </table:table-cell>
          <table:table-cell/>
          <table:table-cell table:formula="of:=[.C23]/([.D23]/1000000000)" office:value-type="float" office:value="1038.64781480028" calcext:value-type="float">
            <text:p>1038.64781480028</text:p>
          </table:table-cell>
          <table:table-cell table:formula="of:=[.C23]/([.B23]/1000000000)" office:value-type="float" office:value="4220.48032651715" calcext:value-type="float">
            <text:p>4220.4803265171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2271345" calcext:value-type="float">
            <text:p>402271345</text:p>
          </table:table-cell>
          <table:table-cell office:value-type="float" office:value="1284" calcext:value-type="float">
            <text:p>1284</text:p>
          </table:table-cell>
          <table:table-cell table:formula="of:=[.F25]-[.F24]" office:value-type="float" office:value="1379580160" calcext:value-type="float">
            <text:p>1379580160</text:p>
          </table:table-cell>
          <table:table-cell table:formula="of:=[.D24]-[.B24]" office:value-type="float" office:value="977308815" calcext:value-type="float">
            <text:p>977308815</text:p>
          </table:table-cell>
          <table:table-cell office:value-type="float" office:value="1.5311859727354E+018" calcext:value-type="float">
            <text:p>1.5311859727354E+018</text:p>
          </table:table-cell>
          <table:table-cell/>
          <table:table-cell table:formula="of:=[.C24]/([.D24]/1000000000)" office:value-type="float" office:value="930.717936680098" calcext:value-type="float">
            <text:p>930.717936680098</text:p>
          </table:table-cell>
          <table:table-cell table:formula="of:=[.C24]/([.B24]/1000000000)" office:value-type="float" office:value="3191.87537456838" calcext:value-type="float">
            <text:p>3191.8753745683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9433084" calcext:value-type="float">
            <text:p>419433084</text:p>
          </table:table-cell>
          <table:table-cell office:value-type="float" office:value="1285" calcext:value-type="float">
            <text:p>1285</text:p>
          </table:table-cell>
          <table:table-cell table:formula="of:=[.F26]-[.F25]" office:value-type="float" office:value="1046749952" calcext:value-type="float">
            <text:p>1046749952</text:p>
          </table:table-cell>
          <table:table-cell table:formula="of:=[.D25]-[.B25]" office:value-type="float" office:value="627316868" calcext:value-type="float">
            <text:p>627316868</text:p>
          </table:table-cell>
          <table:table-cell office:value-type="float" office:value="1.53118597411498E+018" calcext:value-type="float">
            <text:p>1.53118597411498E+018</text:p>
          </table:table-cell>
          <table:table-cell/>
          <table:table-cell table:formula="of:=[.C25]/([.D25]/1000000000)" office:value-type="float" office:value="1227.60932307165" calcext:value-type="float">
            <text:p>1227.60932307165</text:p>
          </table:table-cell>
          <table:table-cell table:formula="of:=[.C25]/([.B25]/1000000000)" office:value-type="float" office:value="3063.65913662643" calcext:value-type="float">
            <text:p>3063.6591366264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3720592" calcext:value-type="float">
            <text:p>703720592</text:p>
          </table:table-cell>
          <table:table-cell office:value-type="float" office:value="1285" calcext:value-type="float">
            <text:p>1285</text:p>
          </table:table-cell>
          <table:table-cell table:formula="of:=[.F27]-[.F26]" office:value-type="float" office:value="1603919872" calcext:value-type="float">
            <text:p>1603919872</text:p>
          </table:table-cell>
          <table:table-cell table:formula="of:=[.D26]-[.B26]" office:value-type="float" office:value="900199280" calcext:value-type="float">
            <text:p>900199280</text:p>
          </table:table-cell>
          <table:table-cell office:value-type="float" office:value="1.53118597516173E+018" calcext:value-type="float">
            <text:p>1.53118597516173E+018</text:p>
          </table:table-cell>
          <table:table-cell/>
          <table:table-cell table:formula="of:=[.C26]/([.D26]/1000000000)" office:value-type="float" office:value="801.162216662155" calcext:value-type="float">
            <text:p>801.162216662155</text:p>
          </table:table-cell>
          <table:table-cell table:formula="of:=[.C26]/([.B26]/1000000000)" office:value-type="float" office:value="1826.00880890523" calcext:value-type="float">
            <text:p>1826.00880890523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4019638" calcext:value-type="float">
            <text:p>404019638</text:p>
          </table:table-cell>
          <table:table-cell office:value-type="float" office:value="1286" calcext:value-type="float">
            <text:p>1286</text:p>
          </table:table-cell>
          <table:table-cell table:formula="of:=[.F28]-[.F27]" office:value-type="float" office:value="1357149952" calcext:value-type="float">
            <text:p>1357149952</text:p>
          </table:table-cell>
          <table:table-cell table:formula="of:=[.D27]-[.B27]" office:value-type="float" office:value="953130314" calcext:value-type="float">
            <text:p>953130314</text:p>
          </table:table-cell>
          <table:table-cell office:value-type="float" office:value="1.53118597676565E+018" calcext:value-type="float">
            <text:p>1.53118597676565E+018</text:p>
          </table:table-cell>
          <table:table-cell/>
          <table:table-cell table:formula="of:=[.C27]/([.D27]/1000000000)" office:value-type="float" office:value="947.573993651071" calcext:value-type="float">
            <text:p>947.573993651071</text:p>
          </table:table-cell>
          <table:table-cell table:formula="of:=[.C27]/([.B27]/1000000000)" office:value-type="float" office:value="3183.01359400753" calcext:value-type="float">
            <text:p>3183.0135940075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0964296" calcext:value-type="float">
            <text:p>200964296</text:p>
          </table:table-cell>
          <table:table-cell office:value-type="float" office:value="1286" calcext:value-type="float">
            <text:p>1286</text:p>
          </table:table-cell>
          <table:table-cell table:formula="of:=[.F29]-[.F28]" office:value-type="float" office:value="1059270144" calcext:value-type="float">
            <text:p>1059270144</text:p>
          </table:table-cell>
          <table:table-cell table:formula="of:=[.D28]-[.B28]" office:value-type="float" office:value="858305848" calcext:value-type="float">
            <text:p>858305848</text:p>
          </table:table-cell>
          <table:table-cell office:value-type="float" office:value="1.5311859781228E+018" calcext:value-type="float">
            <text:p>1.5311859781228E+018</text:p>
          </table:table-cell>
          <table:table-cell/>
          <table:table-cell table:formula="of:=[.C28]/([.D28]/1000000000)" office:value-type="float" office:value="1214.04346878297" calcext:value-type="float">
            <text:p>1214.04346878297</text:p>
          </table:table-cell>
          <table:table-cell table:formula="of:=[.C28]/([.B28]/1000000000)" office:value-type="float" office:value="6399.14664244638" calcext:value-type="float">
            <text:p>6399.1466424463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256349" calcext:value-type="float">
            <text:p>116256349</text:p>
          </table:table-cell>
          <table:table-cell office:value-type="float" office:value="1287" calcext:value-type="float">
            <text:p>1287</text:p>
          </table:table-cell>
          <table:table-cell table:formula="of:=[.F30]-[.F29]" office:value-type="float" office:value="625289984" calcext:value-type="float">
            <text:p>625289984</text:p>
          </table:table-cell>
          <table:table-cell table:formula="of:=[.D29]-[.B29]" office:value-type="float" office:value="509033635" calcext:value-type="float">
            <text:p>509033635</text:p>
          </table:table-cell>
          <table:table-cell office:value-type="float" office:value="1.53118597918207E+018" calcext:value-type="float">
            <text:p>1.53118597918207E+018</text:p>
          </table:table-cell>
          <table:table-cell/>
          <table:table-cell table:formula="of:=[.C29]/([.D29]/1000000000)" office:value-type="float" office:value="2058.24502699854" calcext:value-type="float">
            <text:p>2058.24502699854</text:p>
          </table:table-cell>
          <table:table-cell table:formula="of:=[.C29]/([.B29]/1000000000)" office:value-type="float" office:value="11070.3631334578" calcext:value-type="float">
            <text:p>11070.363133457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4359034" calcext:value-type="float">
            <text:p>804359034</text:p>
          </table:table-cell>
          <table:table-cell office:value-type="float" office:value="1288" calcext:value-type="float">
            <text:p>1288</text:p>
          </table:table-cell>
          <table:table-cell table:formula="of:=[.F31]-[.F30]" office:value-type="float" office:value="1479602176" calcext:value-type="float">
            <text:p>1479602176</text:p>
          </table:table-cell>
          <table:table-cell table:formula="of:=[.D30]-[.B30]" office:value-type="float" office:value="675243142" calcext:value-type="float">
            <text:p>675243142</text:p>
          </table:table-cell>
          <table:table-cell office:value-type="float" office:value="1.53118597980736E+018" calcext:value-type="float">
            <text:p>1.53118597980736E+018</text:p>
          </table:table-cell>
          <table:table-cell/>
          <table:table-cell table:formula="of:=[.C30]/([.D30]/1000000000)" office:value-type="float" office:value="870.504261815846" calcext:value-type="float">
            <text:p>870.504261815846</text:p>
          </table:table-cell>
          <table:table-cell table:formula="of:=[.C30]/([.B30]/1000000000)" office:value-type="float" office:value="1601.27498487199" calcext:value-type="float">
            <text:p>1601.2749848719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53118598128696E+018" calcext:value-type="float">
            <text:p>1.53118598128696E+0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 style:data-style-name="N2" text:time-value="01:41:58.3574233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01:49:37.475668930</dc:date>
    <meta:editing-duration>PT5H38M28S</meta:editing-duration>
    <meta:editing-cycles>3</meta:editing-cycles>
    <meta:generator>LibreOffice/5.2.7.2$Linux_X86_64 LibreOffice_project/20m0$Build-2</meta:generator>
    <meta:document-statistic meta:table-count="1" meta:cell-count="243" meta:object-count="0"/>
  </office:meta>
</office:document-meta>
</file>